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982e" officeooo:paragraph-rsid="0002982e"/>
    </style:style>
    <style:style style:name="P2" style:family="paragraph" style:parent-style-name="Standard">
      <style:text-properties officeooo:rsid="00237269" officeooo:paragraph-rsid="00043a52"/>
    </style:style>
    <style:style style:name="P3" style:family="paragraph" style:parent-style-name="Standard">
      <style:text-properties officeooo:rsid="001fccc4" officeooo:paragraph-rsid="00043a52"/>
    </style:style>
    <style:style style:name="P4" style:family="paragraph" style:parent-style-name="Standard">
      <style:text-properties officeooo:rsid="00043a52" officeooo:paragraph-rsid="00043a52"/>
    </style:style>
    <style:style style:name="P5" style:family="paragraph" style:parent-style-name="Standard">
      <style:text-properties officeooo:rsid="00043a52" officeooo:paragraph-rsid="00053d14"/>
    </style:style>
    <style:style style:name="P6" style:family="paragraph" style:parent-style-name="Standard">
      <style:text-properties officeooo:rsid="00053d14" officeooo:paragraph-rsid="00043a52"/>
    </style:style>
    <style:style style:name="P7" style:family="paragraph" style:parent-style-name="Standard">
      <style:text-properties officeooo:rsid="00053d14" officeooo:paragraph-rsid="00053d14"/>
    </style:style>
    <style:style style:name="P8" style:family="paragraph" style:parent-style-name="Standard">
      <style:text-properties officeooo:rsid="0008000d" officeooo:paragraph-rsid="0008000d"/>
    </style:style>
    <style:style style:name="P9" style:family="paragraph" style:parent-style-name="Standard">
      <style:text-properties officeooo:rsid="002a5630" officeooo:paragraph-rsid="0008000d"/>
    </style:style>
    <style:style style:name="P10" style:family="paragraph" style:parent-style-name="Standard">
      <style:text-properties officeooo:rsid="0002982e" officeooo:paragraph-rsid="0002982e"/>
    </style:style>
    <style:style style:name="P11" style:family="paragraph" style:parent-style-name="Standard">
      <style:text-properties officeooo:rsid="000f938d" officeooo:paragraph-rsid="000f938d"/>
    </style:style>
    <style:style style:name="P12" style:family="paragraph" style:parent-style-name="Standard">
      <style:text-properties officeooo:rsid="0012fb72" officeooo:paragraph-rsid="001336de"/>
    </style:style>
    <style:style style:name="P13" style:family="paragraph" style:parent-style-name="Standard">
      <style:text-properties officeooo:rsid="00053d14" officeooo:paragraph-rsid="00053d14"/>
    </style:style>
    <style:style style:name="T1" style:family="text">
      <style:text-properties officeooo:rsid="0002982e"/>
    </style:style>
    <style:style style:name="T2" style:family="text">
      <style:text-properties officeooo:rsid="00255b47"/>
    </style:style>
    <style:style style:name="T3" style:family="text">
      <style:text-properties officeooo:rsid="00043a52"/>
    </style:style>
    <style:style style:name="T4" style:family="text">
      <style:text-properties officeooo:rsid="00053d14"/>
    </style:style>
    <style:style style:name="T5" style:family="text">
      <style:text-properties officeooo:rsid="0006e397"/>
    </style:style>
    <style:style style:name="T6" style:family="text">
      <style:text-properties officeooo:rsid="000882d0"/>
    </style:style>
    <style:style style:name="T7" style:family="text">
      <style:text-properties officeooo:rsid="000ad6e6"/>
    </style:style>
    <style:style style:name="T8" style:family="text">
      <style:text-properties officeooo:rsid="000b55ae"/>
    </style:style>
    <style:style style:name="T9" style:family="text">
      <style:text-properties officeooo:rsid="000e8f6a"/>
    </style:style>
    <style:style style:name="T10" style:family="text">
      <style:text-properties officeooo:rsid="001336de"/>
    </style:style>
    <style:style style:name="T11" style:family="text">
      <style:text-properties officeooo:rsid="00237269"/>
    </style:style>
    <style:style style:name="T12" style:family="text">
      <style:text-properties officeooo:rsid="0013d29c"/>
    </style:style>
    <style:style style:name="T13" style:family="text">
      <style:text-properties officeooo:rsid="001491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Cahier des charges :</text:span></text:p>
      <text:p text:style-name="Standard"/>
      <text:p text:style-name="P1">1) Motivation du projet :</text:p>
      <text:p text:style-name="P1"/>
      <text:p text:style-name="P1">Les tuniciers sont des animaux marin du phylum des cordés. Et bien qu’ils soit considérés comme le groupe sœurs des vertébré le début de l’étude de leurs génomes est plutôt récente puisqu’elle a commencé au début des années 2000. De ce fait la plupart des génomes de tuniciers ne sont pas complètement annotés en particulier en ce qui concerne les symboles primaires <text:span text:style-name="T3">dont on reparlera par la suite</text:span>. Comme mentionné dans l’artcile Guidelines for the Nomenclature of Genetic Elements in Tunicate Genomes (Lemaire et al.2014), des règles de nomenclature explicite et universelle peuvent grandement facilite les futurs études des tuniciers, notamment les travaux de génomique comparative. <text:span text:style-name="T7">Chez l’humain par exemple on retrouve beaucoup de gène avec des noms très différents selon les bases de données ce qui rends difficile le partage d’information et la communication entre équipes de recherches. </text:span>Dans ce même article sont définie les règles à suivre nommer un gène en respectant une telle nomenclature <text:span text:style-name="T8">pour que l’étude des tuniciers ne souffre pas du même problème. </text:span><text:span text:style-name="T11">Pour l’instant les gènes de tuniciers possèdent un GeneModeleID, un identifiant décrivant son emplacement, l’espèce, ainsi que l’assemblage par exemple : </text:span></text:p>
      <text:p text:style-name="P3"/>
      <text:p text:style-name="P2">Phmamm.CG.MTP2014.S164.g04547 </text:p>
      <text:p text:style-name="P2"/>
      <text:p text:style-name="P2">Est le gène de l’espèce Phallusia mammilata (Phmamm) codant pour une protéine (CG) assemblé<text:span text:style-name="T3">e</text:span> a <text:s text:c="2"/>Montpellier en 2014 <text:span text:style-name="T2">référencé g04547 sur le scaffolf 164. </text:span></text:p>
      <text:p text:style-name="P2"/>
      <text:p text:style-name="P5">L’objectif du projet est d’associé à chacun de ces identifiants un symbole primaire dans la suite de ce document en adoptant les règles décrites dans l’article mentionné précédemment. <text:span text:style-name="T4">Le symbole primaire correspondant à une abréviation du nom, attribuer un symbole et attribuer un noms sont deux procédés similaire d’autant plus qu</text:span><text:span text:style-name="T5">e (hors cas exceptionnel) le projet consiste </text:span><text:span text:style-name="T9">simplement </text:span><text:span text:style-name="T5">à associer un symbole déjà existant a un identifiant, </text:span><text:span text:style-name="T9">pas de définir un symbole nouveau,</text:span><text:span text:style-name="T5"> le nom pourra alors être retrouve facilement. Dans la suite du document on parlera donc de nom pour simplifier le raisonnement. </text:span></text:p>
      <text:p text:style-name="P4"/>
      <text:p text:style-name="P7">2) <text:span text:style-name="T6">Données et Contraintes</text:span>:</text:p>
      <text:p text:style-name="P7"/>
      <text:p text:style-name="P7">L’article spécifie qu’un <text:span text:style-name="T5">symbole primaire (appelé nom par la suite) d’un gène de tunicier doit le plus possible référence à ses orthologues chez les vertébrés. C’est pourquoi dans ce projet on utilise les relations d’orthologies établis dans des études précédentes entre les tuniciers et les vertébrés afin de nommer les gènes de tuniciers. </text:span></text:p>
      <text:p text:style-name="P7"/>
      <text:p text:style-name="P12">Les relations d’orthologies ont été déterminés informatiquement, il existe donc plusieurs résultats <text:span text:style-name="T10">selon les paramètre et les pipelines utilisés. De ce fait certaines relations peuvent être erroné et ce travail de nommage devra mettre en lumière ces des cas d’incohérence</text:span> <text:span text:style-name="T10">telle qu’une relation d’orthologie avec un seul des vertébrés et pourra également servir de comparaison de modèle, pour commencer on utilise le pipeline de Christelle Dantec et Emmanuel Douzery de 2023.</text:span></text:p>
      <text:p text:style-name="P7"/>
      <text:p text:style-name="P8"><text:span text:style-name="T10">On retrouve les</text:span> relations d’orthologies dans 3 fichiers textes selon leur types (1To1,1ToMany et manyToMany). A savoir que ces fichiers contiennent d’autre relations d’orthologie qui ne nous intéresse pas pour ce projet. Une relation entre un gène g1 et un gène g2 est représenter par une ligne dans le format suivant : </text:p>
      <text:p text:style-name="P8"/>
      <text:p text:style-name="P8"/>
      <text:p text:style-name="P8">Escpèceg1|GeneModelIDg1 Espèceg2|GeneModelIDg2</text:p>
      <text:p text:style-name="P9"/>
      <text:p text:style-name="P8"><text:soft-page-break/>Dans le cas ou l’un des gènes est un gène de vertébré le GeneModelID est remplacé par un identifiant Ensembl permettant d’aller chercher tout<text:span text:style-name="T6">es</text:span> les informations nécessaire sur le site du même nom. </text:p>
      <text:p text:style-name="P8"/>
      <text:p text:style-name="P11">Chaque gène devra donc être nommer en utilisant les noms des orthologues chez les vertébrés. On choisira de préférence l’humain puis la souris comme ce sont les génomes les plus étudiés et donc les plus complets. <text:span text:style-name="T12">Dans le cas des relations 1To1 le nom de l’othologue du ‘meilleur vertebré’ est attribué au gène de tunicier. Le cas des relations 1ToMany et ManytoMany est plus complexe. Il faudra en premiers temps nommés les gènes dont les noms ne varie que de très peu (c’est à dire les 2 même première lettre) en différencier juste les fins de noms par des slashs. Ensuite pour les gènes </text:span><text:span text:style-name="T13">pour lesquelles on retrouve plusieurs noms </text:span></text:p>
      <text:p text:style-name="P7"/>
      <text:p text:style-name="P7"/>
      <text:p text:style-name="P4"/>
      <text:p text:style-name="P2"/>
      <text:p text:style-name="P2"/>
      <text:p text:style-name="P2"/>
      <text:p text:style-name="P2"/>
      <text:p text:style-name="P2"/>
      <text:p text:style-name="P2"/>
      <text:p text:style-name="P2"/>
      <text:p text:style-name="P2"/>
      <text:p text:style-name="P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10:01:18.104885314</meta:creation-date>
    <dc:date>2024-05-31T17:27:05.618133893</dc:date>
    <meta:editing-duration>PT5H34S</meta:editing-duration>
    <meta:editing-cycles>6</meta:editing-cycles>
    <meta:generator>LibreOffice/7.3.7.2$Linux_X86_64 LibreOffice_project/30$Build-2</meta:generator>
    <meta:document-statistic meta:table-count="0" meta:image-count="0" meta:object-count="0" meta:page-count="2" meta:paragraph-count="13" meta:word-count="642" meta:character-count="4093" meta:non-whitespace-character-count="3450"/>
  </office:meta>
</office:document-meta>
</file>